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42pt" fo:font-weight="bold" officeooo:rsid="000bac3b" officeooo:paragraph-rsid="000bac3b" style:font-size-asian="42pt" style:language-asian="zh" style:country-asian="CN" style:font-weight-asian="bold" style:font-size-complex="42pt" style:font-weight-complex="bold"/>
    </style:style>
    <style:style style:name="P2" style:family="paragraph" style:parent-style-name="Standard">
      <style:text-properties fo:font-size="17.1000003814697pt" fo:font-weight="normal" officeooo:rsid="000bac3b" officeooo:paragraph-rsid="000bac3b" style:font-size-asian="15pt" style:language-asian="zh" style:country-asian="CN" style:font-weight-asian="normal" style:font-size-complex="17.100000381469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etAddress</text:p>
      <text:p text:style-name="P2">InetAddress a=InetAddress.getLocaHost();获取本地IP地址</text:p>
      <text:p text:style-name="P2">InetAddress a=InetAddress.getByName(" IP");获得指定的地址</text:p>
      <text:p text:style-name="P2">InetAddress a=InetAddress.getByName("<text:a xlink:type="simple" xlink:href="http://www.baidu.com/" text:style-name="Internet_20_link" text:visited-style-name="Visited_20_Internet_20_Link">www.baidu.com</text:a>");域名地址</text:p>
      <text:p text:style-name="P2">InetAddress a=InetAddress.getByName("计算机名");</text:p>
      <text:p text:style-name="P2">InetAddress[] a=InetAddress.getAllByName("www.baidu.com");获得指定主机的所有地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S</meta:editing-duration>
    <meta:editing-cycles>3</meta:editing-cycles>
    <meta:generator>LibreOffice/5.3.0.3$Windows_X86_64 LibreOffice_project/7074905676c47b82bbcfbea1aeefc84afe1c50e1</meta:generator>
    <dc:date>2018-01-10T22:54:26.055000000</dc:date>
    <meta:document-statistic meta:table-count="0" meta:image-count="0" meta:object-count="0" meta:page-count="1" meta:paragraph-count="6" meta:word-count="46" meta:character-count="279" meta:non-whitespace-character-count="273"/>
    <meta:user-defined meta:name="Info 1"/>
    <meta:user-defined meta:name="Info 2"/>
    <meta:user-defined meta:name="Info 3"/>
    <meta:user-defined meta:name="Info 4"/>
  </office:meta>
</office:document-meta>
</file>